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39cm" fo:break-before="auto" style:use-optimal-row-height="true"/>
    </style:style>
    <style:style style:name="ro4" style:family="table-row">
      <style:table-row-properties style:row-height="2.041cm" fo:break-before="auto" style:use-optimal-row-height="true"/>
    </style:style>
    <style:style style:name="ro5" style:family="table-row">
      <style:table-row-properties style:row-height="1.245cm" fo:break-before="auto" style:use-optimal-row-height="true"/>
    </style:style>
    <style:style style:name="ro6" style:family="table-row">
      <style:table-row-properties style:row-height="1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7" table:default-cell-style-name="ce1"/>
        <table:table-column table:style-name="co1" table:number-columns-repeated="5" table:default-cell-style-name="Default"/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 office:value-type="string" calcext:value-type="string">
            <text:p>base image</text:p>
          </table:table-cell>
          <table:table-cell table:style-name="Default" office:value-type="string" calcext:value-type="string">
            <text:p>sub image</text:p>
          </table:table-cell>
          <table:table-cell table:style-name="Default" office:value-type="string" calcext:value-type="string">
            <text:p>avg_time</text:p>
          </table:table-cell>
          <table:table-cell table:style-name="Default" office:value-type="string" calcext:value-type="string">
            <text:p>avg_caltime</text:p>
          </table:table-cell>
          <table:table-cell table:style-name="Default" office:value-type="string" calcext:value-type="string">
            <text:p>pixmem</text:p>
          </table:table-cell>
          <table:table-cell table:style-name="Default" office:value-type="string" calcext:value-type="string">
            <text:p>pixops</text:p>
          </table:table-cell>
          <table:table-cell table:style-name="Default"/>
          <table:table-cell office:value-type="string" calcext:value-type="string">
            <text:p>base pixcount</text:p>
          </table:table-cell>
          <table:table-cell office:value-type="string" calcext:value-type="string">
            <text:p>Sub pixcount</text:p>
          </table:table-cell>
          <table:table-cell office:value-type="string" calcext:value-type="string">
            <text:p>base/sub cou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gm/medium/ireland-03_640x480.pgm</text:p>
          </table:table-cell>
          <table:table-cell office:value-type="string" calcext:value-type="string">
            <text:p>ireland-03_4x4.pgm</text:p>
          </table:table-cell>
          <table:table-cell office:value-type="float" office:value="0.001277" calcext:value-type="float">
            <text:p>0,001277</text:p>
          </table:table-cell>
          <table:table-cell office:value-type="float" office:value="0.000802" calcext:value-type="float">
            <text:p>0,000802</text:p>
          </table:table-cell>
          <table:table-cell office:value-type="float" office:value="306622" calcext:value-type="float">
            <text:p>306622</text:p>
          </table:table-cell>
          <table:table-cell office:value-type="float" office:value="153311" calcext:value-type="float">
            <text:p>153311</text:p>
          </table:table-cell>
          <table:table-cell/>
          <table:table-cell table:formula="of:=640*480" office:value-type="float" office:value="307200" calcext:value-type="float">
            <text:p>307200</text:p>
          </table:table-cell>
          <table:table-cell table:style-name="ce1" table:formula="of:=4^2" office:value-type="float" office:value="16" calcext:value-type="float">
            <text:p>16</text:p>
          </table:table-cell>
          <table:table-cell table:style-name="ce3" table:formula="of:=[.H3]/[.I3]" office:value-type="float" office:value="19200" calcext:value-type="float">
            <text:p>19200</text:p>
          </table:table-cell>
          <table:table-cell/>
          <table:table-cell office:value-type="string" calcext:value-type="string">
            <text:p>log(base/sub; avg_caltime)</text:p>
          </table:table-cell>
        </table:table-row>
        <table:table-row table:style-name="ro2">
          <table:table-cell office:value-type="string" calcext:value-type="string">
            <text:p>pgm/medium/ireland-03_640x480.pgm</text:p>
          </table:table-cell>
          <table:table-cell office:value-type="string" calcext:value-type="string">
            <text:p>ireland-03_8x8.pgm</text:p>
          </table:table-cell>
          <table:table-cell office:value-type="float" office:value="0.001295" calcext:value-type="float">
            <text:p>0,001295</text:p>
          </table:table-cell>
          <table:table-cell office:value-type="float" office:value="0.000773" calcext:value-type="float">
            <text:p>0,000773</text:p>
          </table:table-cell>
          <table:table-cell office:value-type="float" office:value="304158" calcext:value-type="float">
            <text:p>304158</text:p>
          </table:table-cell>
          <table:table-cell office:value-type="float" office:value="152079" calcext:value-type="float">
            <text:p>152079</text:p>
          </table:table-cell>
          <table:table-cell/>
          <table:table-cell table:formula="of:=640*480" office:value-type="float" office:value="307200" calcext:value-type="float">
            <text:p>307200</text:p>
          </table:table-cell>
          <table:table-cell table:style-name="ce1" table:formula="of:=8^2" office:value-type="float" office:value="64" calcext:value-type="float">
            <text:p>64</text:p>
          </table:table-cell>
          <table:table-cell table:style-name="ce3" table:formula="of:=[.H4]/[.I4]" office:value-type="float" office:value="4800" calcext:value-type="float">
            <text:p>4800</text:p>
          </table:table-cell>
          <table:table-cell/>
          <table:table-cell table:formula="of:=LOG([.J3]/[.J4]; [.D4]/[.D3])" office:value-type="float" office:value="-37.6408077711337" calcext:value-type="float">
            <text:p>-37,6408077711337</text:p>
          </table:table-cell>
        </table:table-row>
        <table:table-row table:style-name="ro3">
          <table:table-cell office:value-type="string" calcext:value-type="string">
            <text:p>pgm/medium/ireland-03_640x480.pgm</text:p>
          </table:table-cell>
          <table:table-cell office:value-type="string" calcext:value-type="string">
            <text:p>benchmark/input/med/ireland-03_50x50.pgm</text:p>
          </table:table-cell>
          <table:table-cell office:value-type="float" office:value="0.0012372" calcext:value-type="float">
            <text:p>0,0012372</text:p>
          </table:table-cell>
          <table:table-cell office:value-type="float" office:value="0.0007392" calcext:value-type="float">
            <text:p>0,0007392</text:p>
          </table:table-cell>
          <table:table-cell office:value-type="float" office:value="282130" calcext:value-type="float">
            <text:p>282130</text:p>
          </table:table-cell>
          <table:table-cell office:value-type="float" office:value="141065" calcext:value-type="float">
            <text:p>141065</text:p>
          </table:table-cell>
          <table:table-cell/>
          <table:table-cell table:formula="of:=640*480" office:value-type="float" office:value="307200" calcext:value-type="float">
            <text:p>307200</text:p>
          </table:table-cell>
          <table:table-cell table:style-name="ce1" table:formula="of:=50^2" office:value-type="float" office:value="2500" calcext:value-type="float">
            <text:p>2500</text:p>
          </table:table-cell>
          <table:table-cell table:style-name="ce3" table:formula="of:=[.H5]/[.I5]" office:value-type="float" office:value="122.88" calcext:value-type="float">
            <text:p>122,88</text:p>
          </table:table-cell>
          <table:table-cell/>
          <table:table-cell table:formula="of:=LOG([.J4]/[.J5]; [.D5]/[.D4])" office:value-type="float" office:value="-81.9753885748634" calcext:value-type="float">
            <text:p>-81,9753885748634</text:p>
          </table:table-cell>
        </table:table-row>
        <table:table-row table:style-name="ro3">
          <table:table-cell office:value-type="string" calcext:value-type="string">
            <text:p>pgm/medium/ireland-03_640x480.pgm</text:p>
          </table:table-cell>
          <table:table-cell office:value-type="string" calcext:value-type="string">
            <text:p>benchmark/input/med/ireland-03_100x100.pgm</text:p>
          </table:table-cell>
          <table:table-cell office:value-type="float" office:value="0.0010828" calcext:value-type="float">
            <text:p>0,0010828</text:p>
          </table:table-cell>
          <table:table-cell office:value-type="float" office:value="0.0006606" calcext:value-type="float">
            <text:p>0,0006606</text:p>
          </table:table-cell>
          <table:table-cell office:value-type="float" office:value="264846" calcext:value-type="float">
            <text:p>264846</text:p>
          </table:table-cell>
          <table:table-cell office:value-type="float" office:value="132423" calcext:value-type="float">
            <text:p>132423</text:p>
          </table:table-cell>
          <table:table-cell/>
          <table:table-cell table:formula="of:=640*480" office:value-type="float" office:value="307200" calcext:value-type="float">
            <text:p>307200</text:p>
          </table:table-cell>
          <table:table-cell table:style-name="ce1" table:formula="of:=100^2" office:value-type="float" office:value="10000" calcext:value-type="float">
            <text:p>10000</text:p>
          </table:table-cell>
          <table:table-cell table:style-name="ce3" table:formula="of:=[.H6]/[.I6]" office:value-type="float" office:value="30.72" calcext:value-type="float">
            <text:p>30,72</text:p>
          </table:table-cell>
          <table:table-cell/>
          <table:table-cell table:formula="of:=LOG([.J5]/[.J6]; [.D6]/[.D5])" office:value-type="float" office:value="-12.331384720049" calcext:value-type="float">
            <text:p>-12,331384720049</text:p>
          </table:table-cell>
        </table:table-row>
        <table:table-row table:style-name="ro3">
          <table:table-cell office:value-type="string" calcext:value-type="string">
            <text:p>pgm/medium/ireland-03_640x480.pgm</text:p>
          </table:table-cell>
          <table:table-cell office:value-type="string" calcext:value-type="string">
            <text:p>benchmark/input/med/ireland-03_200x200.pgm</text:p>
          </table:table-cell>
          <table:table-cell office:value-type="float" office:value="0.0009712" calcext:value-type="float">
            <text:p>0,0009712</text:p>
          </table:table-cell>
          <table:table-cell office:value-type="float" office:value="0.0005754" calcext:value-type="float">
            <text:p>0,0005754</text:p>
          </table:table-cell>
          <table:table-cell office:value-type="float" office:value="260466" calcext:value-type="float">
            <text:p>260466</text:p>
          </table:table-cell>
          <table:table-cell office:value-type="float" office:value="130233" calcext:value-type="float">
            <text:p>130233</text:p>
          </table:table-cell>
          <table:table-cell/>
          <table:table-cell table:formula="of:=640*480" office:value-type="float" office:value="307200" calcext:value-type="float">
            <text:p>307200</text:p>
          </table:table-cell>
          <table:table-cell table:style-name="ce1" table:formula="of:=200^2" office:value-type="float" office:value="40000" calcext:value-type="float">
            <text:p>40000</text:p>
          </table:table-cell>
          <table:table-cell table:style-name="ce3" table:formula="of:=[.H7]/[.I7]" office:value-type="float" office:value="7.68" calcext:value-type="float">
            <text:p>7,68</text:p>
          </table:table-cell>
          <table:table-cell/>
          <table:table-cell table:formula="of:=LOG([.J6]/[.J7]; [.D7]/[.D6])" office:value-type="float" office:value="-10.0395685224147" calcext:value-type="float">
            <text:p>-10,0395685224147</text:p>
          </table:table-cell>
        </table:table-row>
        <table:table-row table:style-name="ro3">
          <table:table-cell office:value-type="string" calcext:value-type="string">
            <text:p>pgm/medium/ireland-03_640x480.pgm</text:p>
          </table:table-cell>
          <table:table-cell office:value-type="string" calcext:value-type="string">
            <text:p>benchmark/input/med/ireland-03_320x240.pgm</text:p>
          </table:table-cell>
          <table:table-cell office:value-type="float" office:value="0.0007572" calcext:value-type="float">
            <text:p>0,0007572</text:p>
          </table:table-cell>
          <table:table-cell office:value-type="float" office:value="0.0004422" calcext:value-type="float">
            <text:p>0,0004422</text:p>
          </table:table-cell>
          <table:table-cell office:value-type="float" office:value="154210" calcext:value-type="float">
            <text:p>154210</text:p>
          </table:table-cell>
          <table:table-cell office:value-type="float" office:value="77105" calcext:value-type="float">
            <text:p>77105</text:p>
          </table:table-cell>
          <table:table-cell/>
          <table:table-cell table:formula="of:=640*480" office:value-type="float" office:value="307200" calcext:value-type="float">
            <text:p>307200</text:p>
          </table:table-cell>
          <table:table-cell table:style-name="ce1" table:formula="of:=320*240" office:value-type="float" office:value="76800" calcext:value-type="float">
            <text:p>76800</text:p>
          </table:table-cell>
          <table:table-cell table:style-name="ce3" table:formula="of:=[.H8]/[.I8]" office:value-type="float" office:value="4" calcext:value-type="float">
            <text:p>4</text:p>
          </table:table-cell>
          <table:table-cell/>
          <table:table-cell table:formula="of:=LOG([.J7]/[.J8]; [.D8]/[.D7])" office:value-type="float" office:value="-2.47746791119325" calcext:value-type="float">
            <text:p>-2,47746791119325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2"/>
          <table:table-cell table:style-name="ce4"/>
          <table:table-cell table:number-columns-repeated="2"/>
        </table:table-row>
        <table:table-row table:style-name="ro4">
          <table:table-cell office:value-type="string" calcext:value-type="string">
            <text:p>pgm/large/airfield-05_1600x1200.pgm</text:p>
          </table:table-cell>
          <table:table-cell office:value-type="string" calcext:value-type="string">
            <text:p>benchmark/input/large/airfield-05_50x50.pgm</text:p>
          </table:table-cell>
          <table:table-cell office:value-type="float" office:value="0.0075984" calcext:value-type="float">
            <text:p>0,0075984</text:p>
          </table:table-cell>
          <table:table-cell office:value-type="float" office:value="0.0045836" calcext:value-type="float">
            <text:p>0,0045836</text:p>
          </table:table-cell>
          <table:table-cell office:value-type="float" office:value="1797272" calcext:value-type="float">
            <text:p>1797272</text:p>
          </table:table-cell>
          <table:table-cell office:value-type="float" office:value="898636" calcext:value-type="float">
            <text:p>898636</text:p>
          </table:table-cell>
          <table:table-cell/>
          <table:table-cell table:formula="of:=1600*1200" office:value-type="float" office:value="1920000" calcext:value-type="float">
            <text:p>1920000</text:p>
          </table:table-cell>
          <table:table-cell table:style-name="ce1" table:formula="of:=50^2" office:value-type="float" office:value="2500" calcext:value-type="float">
            <text:p>2500</text:p>
          </table:table-cell>
          <table:table-cell table:style-name="ce4" table:formula="of:=[.I11]/[.H11]" office:value-type="percentage" office:value="0.00130208333333333" calcext:value-type="percentage">
            <text:p>0,13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gm/large/airfield-05_1600x1200.pgm</text:p>
          </table:table-cell>
          <table:table-cell office:value-type="string" calcext:value-type="string">
            <text:p>benchmark/input/large/airfield-05_100x100.pgm</text:p>
          </table:table-cell>
          <table:table-cell office:value-type="float" office:value="0.0073904" calcext:value-type="float">
            <text:p>0,0073904</text:p>
          </table:table-cell>
          <table:table-cell office:value-type="float" office:value="0.0043562" calcext:value-type="float">
            <text:p>0,0043562</text:p>
          </table:table-cell>
          <table:table-cell office:value-type="float" office:value="1733772" calcext:value-type="float">
            <text:p>1733772</text:p>
          </table:table-cell>
          <table:table-cell office:value-type="float" office:value="866886" calcext:value-type="float">
            <text:p>866886</text:p>
          </table:table-cell>
          <table:table-cell/>
          <table:table-cell table:formula="of:=1600*1200" office:value-type="float" office:value="1920000" calcext:value-type="float">
            <text:p>1920000</text:p>
          </table:table-cell>
          <table:table-cell table:style-name="ce1" table:formula="of:=100^2" office:value-type="float" office:value="10000" calcext:value-type="float">
            <text:p>10000</text:p>
          </table:table-cell>
          <table:table-cell table:style-name="ce4" table:formula="of:=[.I12]/[.H12]" office:value-type="percentage" office:value="0.00520833333333333" calcext:value-type="percentage">
            <text:p>0,52%</text:p>
          </table:table-cell>
          <table:table-cell/>
          <table:table-cell table:formula="of:=LOG([.J11]/[.J12]; [.D12]/[.D11])" office:value-type="float" office:value="27.2438894895041" calcext:value-type="float">
            <text:p>27,2438894895041</text:p>
          </table:table-cell>
        </table:table-row>
        <table:table-row table:style-name="ro4">
          <table:table-cell office:value-type="string" calcext:value-type="string">
            <text:p>pgm/large/airfield-05_1600x1200.pgm</text:p>
          </table:table-cell>
          <table:table-cell office:value-type="string" calcext:value-type="string">
            <text:p>benchmark/input/large/airfield-05_200x200.pgm</text:p>
          </table:table-cell>
          <table:table-cell office:value-type="float" office:value="0.0073268" calcext:value-type="float">
            <text:p>0,0073268</text:p>
          </table:table-cell>
          <table:table-cell office:value-type="float" office:value="0.0041984" calcext:value-type="float">
            <text:p>0,0041984</text:p>
          </table:table-cell>
          <table:table-cell office:value-type="float" office:value="1636416" calcext:value-type="float">
            <text:p>1636416</text:p>
          </table:table-cell>
          <table:table-cell office:value-type="float" office:value="818208" calcext:value-type="float">
            <text:p>818208</text:p>
          </table:table-cell>
          <table:table-cell/>
          <table:table-cell table:formula="of:=1600*1200" office:value-type="float" office:value="1920000" calcext:value-type="float">
            <text:p>1920000</text:p>
          </table:table-cell>
          <table:table-cell table:style-name="ce1" table:formula="of:=200^2" office:value-type="float" office:value="40000" calcext:value-type="float">
            <text:p>40000</text:p>
          </table:table-cell>
          <table:table-cell table:style-name="ce4" table:formula="of:=[.I13]/[.H13]" office:value-type="percentage" office:value="0.0208333333333333" calcext:value-type="percentage">
            <text:p>2,08%</text:p>
          </table:table-cell>
          <table:table-cell/>
          <table:table-cell table:formula="of:=LOG([.J12]/[.J13]; [.D13]/[.D12])" office:value-type="float" office:value="37.5723971432133" calcext:value-type="float">
            <text:p>37,5723971432133</text:p>
          </table:table-cell>
        </table:table-row>
        <table:table-row table:style-name="ro4">
          <table:table-cell office:value-type="string" calcext:value-type="string">
            <text:p>pgm/large/airfield-05_1600x1200.pgm</text:p>
          </table:table-cell>
          <table:table-cell office:value-type="string" calcext:value-type="string">
            <text:p>benchmark/input/large/airfield-05_400x400.pgm</text:p>
          </table:table-cell>
          <table:table-cell office:value-type="float" office:value="0.005917" calcext:value-type="float">
            <text:p>0,005917</text:p>
          </table:table-cell>
          <table:table-cell office:value-type="float" office:value="0.0034758" calcext:value-type="float">
            <text:p>0,0034758</text:p>
          </table:table-cell>
          <table:table-cell office:value-type="float" office:value="1564602" calcext:value-type="float">
            <text:p>1564602</text:p>
          </table:table-cell>
          <table:table-cell office:value-type="float" office:value="782301" calcext:value-type="float">
            <text:p>782301</text:p>
          </table:table-cell>
          <table:table-cell/>
          <table:table-cell table:formula="of:=1600*1200" office:value-type="float" office:value="1920000" calcext:value-type="float">
            <text:p>1920000</text:p>
          </table:table-cell>
          <table:table-cell table:formula="of:=400^2" office:value-type="float" office:value="160000" calcext:value-type="float">
            <text:p>160000</text:p>
          </table:table-cell>
          <table:table-cell table:style-name="ce4" table:formula="of:=[.I14]/[.H14]" office:value-type="percentage" office:value="0.0833333333333333" calcext:value-type="percentage">
            <text:p>8,33%</text:p>
          </table:table-cell>
          <table:table-cell/>
          <table:table-cell table:formula="of:=LOG([.J13]/[.J14]; [.D14]/[.D13])" office:value-type="float" office:value="7.33959621940812" calcext:value-type="float">
            <text:p>7,33959621940812</text:p>
          </table:table-cell>
        </table:table-row>
        <table:table-row table:style-name="ro4">
          <table:table-cell office:value-type="string" calcext:value-type="string">
            <text:p>pgm/large/airfield-05_1600x1200.pgm</text:p>
          </table:table-cell>
          <table:table-cell office:value-type="string" calcext:value-type="string">
            <text:p>benchmark/input/large/airfield-05_800x600.pgm</text:p>
          </table:table-cell>
          <table:table-cell office:value-type="float" office:value="0.0041288" calcext:value-type="float">
            <text:p>0,0041288</text:p>
          </table:table-cell>
          <table:table-cell office:value-type="float" office:value="0.002433" calcext:value-type="float">
            <text:p>0,002433</text:p>
          </table:table-cell>
          <table:table-cell office:value-type="float" office:value="961008" calcext:value-type="float">
            <text:p>961008</text:p>
          </table:table-cell>
          <table:table-cell office:value-type="float" office:value="480504" calcext:value-type="float">
            <text:p>480504</text:p>
          </table:table-cell>
          <table:table-cell/>
          <table:table-cell table:formula="of:=1600*1200" office:value-type="float" office:value="1920000" calcext:value-type="float">
            <text:p>1920000</text:p>
          </table:table-cell>
          <table:table-cell table:formula="of:=800*600" office:value-type="float" office:value="480000" calcext:value-type="float">
            <text:p>480000</text:p>
          </table:table-cell>
          <table:table-cell table:style-name="ce4" table:formula="of:=[.I15]/[.H15]" office:value-type="percentage" office:value="0.25" calcext:value-type="percentage">
            <text:p>25,00%</text:p>
          </table:table-cell>
          <table:table-cell/>
          <table:table-cell table:formula="of:=LOG([.J14]/[.J15]; [.D15]/[.D14])" office:value-type="float" office:value="3.07993694039269" calcext:value-type="float">
            <text:p>3,07993694039269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5"/>
        </table:table-row>
        <table:table-row table:style-name="ro5">
          <table:table-cell office:value-type="string" calcext:value-type="string">
            <text:p>pgm/small/art4_300x300.pgm</text:p>
          </table:table-cell>
          <table:table-cell office:value-type="string" calcext:value-type="string">
            <text:p>benchmark/input/art4_0-0.pgm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0338" calcext:value-type="float">
            <text:p>0,0000338</text:p>
          </table:table-cell>
          <table:table-cell office:value-type="float" office:value="19158" calcext:value-type="float">
            <text:p>19158</text:p>
          </table:table-cell>
          <table:table-cell office:value-type="float" office:value="9579" calcext:value-type="float">
            <text:p>9579</text:p>
          </table:table-cell>
          <table:table-cell/>
          <table:table-cell office:value-type="string" calcext:value-type="string">
            <text:p>Found at (0, 0). SubRes=103x93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pgm/small/art4_300x300.pgm</text:p>
          </table:table-cell>
          <table:table-cell office:value-type="string" calcext:value-type="string">
            <text:p>benchmark/input/art4_100,100.pgm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04346" calcext:value-type="float">
            <text:p>0,0004346</text:p>
          </table:table-cell>
          <table:table-cell office:value-type="float" office:value="280220" calcext:value-type="float">
            <text:p>280220</text:p>
          </table:table-cell>
          <table:table-cell office:value-type="float" office:value="140110" calcext:value-type="float">
            <text:p>140110</text:p>
          </table:table-cell>
          <table:table-cell/>
          <table:table-cell office:value-type="string" calcext:value-type="string">
            <text:p>Found at (100, 100). SubRes=100x100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pgm/small/art4_300x300.pgm</text:p>
          </table:table-cell>
          <table:table-cell office:value-type="string" calcext:value-type="string">
            <text:p>benchmark/input/art4_21x21_tough.pgm</text:p>
          </table:table-cell>
          <table:table-cell office:value-type="float" office:value="0.0015422" calcext:value-type="float">
            <text:p>0,0015422</text:p>
          </table:table-cell>
          <table:table-cell office:value-type="float" office:value="0.0009394" calcext:value-type="float">
            <text:p>0,0009394</text:p>
          </table:table-cell>
          <table:table-cell office:value-type="float" office:value="579598" calcext:value-type="float">
            <text:p>579598</text:p>
          </table:table-cell>
          <table:table-cell office:value-type="float" office:value="289799" calcext:value-type="float">
            <text:p>289799</text:p>
          </table:table-cell>
          <table:table-cell/>
          <table:table-cell office:value-type="string" calcext:value-type="string">
            <text:p>Intentionally tough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pgm/medium/tools_2_765x460.pgm</text:p>
          </table:table-cell>
          <table:table-cell office:value-type="string" calcext:value-type="string">
            <text:p>benchmark/input/tools_2_21x122_tough.pgm</text:p>
          </table:table-cell>
          <table:table-cell office:value-type="float" office:value="0.5366" calcext:value-type="float">
            <text:p>0,5366</text:p>
          </table:table-cell>
          <table:table-cell office:value-type="float" office:value="0.3025" calcext:value-type="float">
            <text:p>0,3025</text:p>
          </table:table-cell>
          <table:table-cell office:value-type="float" office:value="224890000" calcext:value-type="float">
            <text:p>224890000</text:p>
          </table:table-cell>
          <table:table-cell office:value-type="float" office:value="112440000" calcext:value-type="float">
            <text:p>112440000</text:p>
          </table:table-cell>
          <table:table-cell/>
          <table:table-cell office:value-type="string" calcext:value-type="string">
            <text:p>Intentionally tough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pgm/medium/tools_2_765x460.pgm</text:p>
          </table:table-cell>
          <table:table-cell office:value-type="string" calcext:value-type="string">
            <text:p>benchmark/input/tools_2_122x21_tough.pgm</text:p>
          </table:table-cell>
          <table:table-cell office:value-type="float" office:value="1.1192" calcext:value-type="float">
            <text:p>1,1192</text:p>
          </table:table-cell>
          <table:table-cell office:value-type="float" office:value="0.6257" calcext:value-type="float">
            <text:p>0,6257</text:p>
          </table:table-cell>
          <table:table-cell office:value-type="float" office:value="436340000" calcext:value-type="float">
            <text:p>436340000</text:p>
          </table:table-cell>
          <table:table-cell office:value-type="float" office:value="218170000" calcext:value-type="float">
            <text:p>218170000</text:p>
          </table:table-cell>
          <table:table-cell/>
          <table:table-cell office:value-type="string" calcext:value-type="string">
            <text:p>Intentionally tough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pgm/medium/tools_2_765x460.pgm</text:p>
          </table:table-cell>
          <table:table-cell office:value-type="string" calcext:value-type="string">
            <text:p>benchmark/input/tools_2_122x21_tough.pgm</text:p>
          </table:table-cell>
          <table:table-cell office:value-type="float" office:value="0.205" calcext:value-type="float">
            <text:p>0,205</text:p>
          </table:table-cell>
          <table:table-cell office:value-type="float" office:value="0.1154" calcext:value-type="float">
            <text:p>0,1154</text:p>
          </table:table-cell>
          <table:table-cell office:value-type="float" office:value="83043000" calcext:value-type="float">
            <text:p>83043000</text:p>
          </table:table-cell>
          <table:table-cell office:value-type="float" office:value="41521000" calcext:value-type="float">
            <text:p>41521000</text:p>
          </table:table-cell>
          <table:table-cell/>
          <table:table-cell office:value-type="string" calcext:value-type="string">
            <text:p>Intentionally tough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-00-0000</text:date>, <text:time style:data-style-name="N2" text:time-value="21:17:09.23495914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ão Diogo Craveiro Ferreira</meta:initial-creator>
    <meta:creation-date>2023-11-26T20:13:00.227964400</meta:creation-date>
    <dc:date>2023-11-26T22:34:58.490810605</dc:date>
    <dc:creator>João Diogo Craveiro Ferreira</dc:creator>
    <meta:editing-duration>PT2H21M51S</meta:editing-duration>
    <meta:editing-cycles>4</meta:editing-cycles>
    <meta:generator>LibreOffice/7.6.2.1$Linux_X86_64 LibreOffice_project/60$Build-1</meta:generator>
    <meta:document-statistic meta:table-count="1" meta:cell-count="160" meta:object-count="0"/>
  </office:meta>
</office:document-meta>
</file>